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39H49M14.182051S" calcext:value-type="time">
            <text:p>939:4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5H28M16.977S" calcext:value-type="time">
            <text:p>05:28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5H28M16.977S" calcext:value-type="time">
            <text:p>05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8:07:33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8T13:06:33.787000000</dc:date>
    <meta:editing-duration>P41DT39M35S</meta:editing-duration>
    <meta:editing-cycles>1088</meta:editing-cycles>
    <meta:generator>LibreOffice/7.2.6.2$Windows_X86_64 LibreOffice_project/b0ec3a565991f7569a5a7f5d24fed7f52653d754</meta:generator>
    <meta:document-statistic meta:table-count="2" meta:cell-count="1385" meta:object-count="0"/>
  </office:meta>
</office:document-meta>
</file>